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0ea1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ary Marcus e o "Último Cigarro" da Ética na IA</text:h>
      <text:p text:style-name="P1">Por Antonio Carlos Olivieri</text:p>
      <text:p text:style-name="Text_20_body">Recentemente, li uma análise contundente de Gary Marcus sobre a "militarização" e a ganância desmedida no setor de Inteligência Artificial (<text:a xlink:type="simple" xlink:href="https://garymarcus.substack.com/p/there-are-no-heroes-in-commercial" text:style-name="Internet_20_link" text:visited-style-name="Visited_20_Internet_20_Link">https://garymarcus.substack.com/p/there-are-no-heroes-in-commercial</text:a>). <text:span text:style-name="T3">Para quem não conhece, Marcus é o papa da inteligência artificial. Em seu post, ele </text:span>argumenta que não há heróis na IA comercial: as promessas de "IA para o bem da humanidade" <text:span text:style-name="T3">já </text:span>estão sendo atropeladas por contratos com o Pentágono e pela pressa cínica do lucro.</text:p>
      <text:p text:style-name="Text_20_body">Ao ler sobre as justificativas que CEOs como Dario Amodei (Anthropic) dão para essas mudanças de rumo, não pude deixar de pensar em <text:span text:style-name="T1">Zeno Cosini</text:span>, o inesquecível protagonista de <text:span text:style-name="T2">A Consciência de Zeno</text:span>, de <text:span text:style-name="T1">Italo Svevo</text:span>. <text:span text:style-name="T3">Um livro tão permeado pela ironia, que faz a gente se perguntar se Svevo teria conhecido a obra de Machado de Assis.</text:span></text:p>
      <text:p text:style-name="Text_20_body">Zeno passou a vida prometendo que aquele seria o seu "último cigarro" (<text:span text:style-name="T2">l'ultima sigaretta</text:span>). Ele criava as mais elaboradas teorias e autojustificativas para continuar fumando, enquanto se convencia de que estava prestes a parar, <text:span text:style-name="T3">mas não agora..</text:span>.</text:p>
      <text:p text:style-name="Text_20_body"><text:span text:style-name="T1">O que Zeno diria sobre os líderes da IA atual?</text:span> Provavelmente, ele reconheceria neles um "irmão". O discurso das <text:span text:style-name="T2">Big Techs</text:span> hoje é a versão digital do último cigarro de Zeno:</text:p>
      <text:list text:style-name="L1">
        <text:list-item>
          <text:p text:style-name="P2">"Estamos nos aliando ao setor militar, mas é apenas para garantir que a IA seja segura." (<text:span text:style-name="T2">A última sigaretta...</text:span>)</text:p>
        </text:list-item>
        <text:list-item>
          <text:p text:style-name="P2">"Precisamos de bilhões em lucro agora para poder salvar a humanidade depois." (<text:span text:style-name="T2">Só mais um maço...</text:span>)</text:p>
        </text:list-item>
      </text:list>
      <text:p text:style-name="Text_20_body">A ironia de Svevo cai como uma luva: os CEOs da IA sofrem da mesma "doença" de Zeno — a incapacidade de agir conforme a própria vontade declarada, vivendo em um estado de autodecepção crônica. Eles escrevem manifestos éticos pela manhã enquanto assinam contratos de <text:span text:style-name="T3">total </text:span>opacidade à tarde.</text:p>
      <text:p text:style-name="Text_20_body">No fim, como Zeno descobriu, a vida (e a tecnologia) continua avançando, indiferente às nossas belas desculpas. A diferença é que o vício de Zeno prejudicava apenas seus pulmões; o "último cigarro" da ética na IA pode queimar o oxigênio de todos nós.</text:p>
      <text:p text:style-name="Horizontal_20_Line"/>
      <text:p text:style-name="Text_20_body"><text:span text:style-name="T1">Antonio Carlos Olivieri</text:span> é jornalista (ex-Folha e UOL), escritor e mestre em Literatura Italiana pela USP. Recentemente, decidiu trocar os clássicos (temporariamente) pelo código, mas continua buscando a alma humana por trás das máquina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08:36:28.094921590</meta:creation-date>
    <dc:date>2026-03-10T09:50:40.565579479</dc:date>
    <meta:editing-duration>PT1H4M1S</meta:editing-duration>
    <meta:editing-cycles>1</meta:editing-cycles>
    <meta:document-statistic meta:table-count="0" meta:image-count="0" meta:object-count="0" meta:page-count="1" meta:paragraph-count="11" meta:word-count="370" meta:character-count="2282" meta:non-whitespace-character-count="1924"/>
    <meta:generator>LibreOffice/24.2.7.2$Linux_X86_64 LibreOffice_project/420$Build-2</meta:generator>
  </office:meta>
</office:document-meta>
</file>